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OrderItem.getBiz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ignSellerCompany( String signSellerComp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erviceJumpDays( Integer serviceJumpD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ternalDt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OppId( Integer op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Ultimate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Produc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Unit( String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erial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BenefitCustomerContactor( Integer benefitCustomerCont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RenewSalesId( String renewSale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ale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RenewSale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BargainId( Integer bargai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ignSalesOrgId( Integer signSalesOr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ItemNum( String item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GmtPaymentRemit( java . util . Date gmtPaymentRe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upporterOr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BizStatus( String biz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up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Voucher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ProductCode( String produc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upporterOrgFul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BenefitCustomerId( Integer benefitCustom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VoucherStatus( String voucher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alesOrgId( Integer salesOr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upporterOrgFullid( String supporterOrgFul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ignSale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GmtActualEnd( java . util . Date gmtActual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erialNum( String serial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Op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erviceSupply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GmtTarget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DiscountRate( java . math . BigDecimal discount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UnServiceDay( java . math . BigDecimal unService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GmtTargetBegin( java . util . Date gmtTargetBe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TYP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GmtVoucher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alesOrgFullid( String salesOrgFul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MemberId( String memb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Quoted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Memo( String mem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BenefitCustomer( String benefitCusto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ignSalesOrgFullId( String signSalesOrgFul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erviceJumpD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LastO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PurchaseType( String purchas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alesId( String sale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UnvoucherAmount( java . math . BigDecimal unvoucher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UnService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Gmt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Memb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PaymentStatus( String paymen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GmtSign( java . util . Date gmtS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Unvoucher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GmtActual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GmtActualBegin( java . util . Date gmtActualBe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ExecuteAmount( java . math . BigDecimal execute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ProcessId( Long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BenefitCustom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GmtTar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erviceSupplyCompany( String serviceSupplyComp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Ord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GmtPaymentRe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ignSalesId( String signSale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Paymen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ignSeller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upporter( String sup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Bargai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ParentId( Integer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Item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LastOperType( String lastOp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udong.test_for_lud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OrderItem.setGmtVoucherReceive( java . util . Date gmtVoucherRece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Num( Integer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GmtTargetEnd( java . util . Date gmtTarget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UltimatePrice( java . math . BigDecimal ultimate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SupporterOrgId( Integer supporterOr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ignSalesOrgFul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Price( java . math . BigDecimal 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ternalDto.OrderInternal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OrderItem.getSalesOr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BenefitCusto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Execute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QuotedPrice( java . math . BigDecimal quoted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Discount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Polic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Mem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OrderId( Object ord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ignSalesOr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Purch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GmtActual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PolicyId( Integer polic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BenefitCustomerCont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setPaymentAmount( java . math . BigDecimal payment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ternalDto.setContext( Map &lt; String , Object &gt;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OrderItem.getPaymen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OrderItem.getSalesOrgFul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